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1d63" officeooo:paragraph-rsid="00121d63"/>
    </style:style>
    <style:style style:name="P2" style:family="paragraph" style:parent-style-name="Standard">
      <style:paragraph-properties fo:text-align="center" style:justify-single-word="false"/>
      <style:text-properties officeooo:rsid="00121d63" officeooo:paragraph-rsid="00121d63"/>
    </style:style>
    <style:style style:name="P3" style:family="paragraph" style:parent-style-name="Standard">
      <style:text-properties officeooo:rsid="0012dc02" officeooo:paragraph-rsid="0012dc02"/>
    </style:style>
    <style:style style:name="P4" style:family="paragraph" style:parent-style-name="Standard">
      <style:text-properties officeooo:rsid="0012dc02" officeooo:paragraph-rsid="00139452"/>
    </style:style>
    <style:style style:name="P5" style:family="paragraph" style:parent-style-name="Standard">
      <style:text-properties officeooo:rsid="00139452" officeooo:paragraph-rsid="00139452"/>
    </style:style>
    <style:style style:name="P6" style:family="paragraph" style:parent-style-name="Standard">
      <style:text-properties officeooo:rsid="0015417e" officeooo:paragraph-rsid="0015417e"/>
    </style:style>
    <style:style style:name="T1" style:family="text">
      <style:text-properties officeooo:rsid="00121d63"/>
    </style:style>
    <style:style style:name="T2" style:family="text">
      <style:text-properties officeooo:rsid="0012dc02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39452"/>
    </style:style>
    <style:style style:name="T6" style:family="text">
      <style:text-properties officeooo:rsid="00154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form Properties of Sets</text:p>
      <text:p text:style-name="P2">by Sven Nilsen, 2018</text:p>
      <text:p text:style-name="P1"/>
      <text:p text:style-name="P1">A uniform property of a set is a function of type `set → bool` that returns `true` for every subset of the set for which it returns `true`. <text:span text:style-name="T2">A</text:span> uniform property <text:span text:style-name="T2">satisfies the sub-type `uniform_set_property`:</text:span></text:p>
      <text:p text:style-name="P1"/>
      <text:p text:style-name="P1"><text:tab/>p : uniform_set_<text:span text:style-name="T2">property</text:span><text:tab/><text:tab/><text:span text:style-name="T2">`p` is a uniform property of a set</text:span></text:p>
      <text:p text:style-name="P1"/>
      <text:p text:style-name="P1"><text:tab/>uniform_set_<text:span text:style-name="T2">property</text:span> := \(p : set → bool) = ∀ s : p, s’ : 2<text:span text:style-name="T3">s</text:span> { p(s’) }</text:p>
      <text:p text:style-name="P1"/>
      <text:p text:style-name="P3">The operation `2<text:span text:style-name="T3">s</text:span>` means taking the powerset of the set `s`. There are two for-all loops.</text:p>
      <text:p text:style-name="P1"/>
      <text:p text:style-name="P3">Written in de-sugared form:</text:p>
      <text:p text:style-name="P3"/>
      <text:p text:style-name="P3"><text:tab/>p : [uniform_set_property] true</text:p>
      <text:p text:style-name="P3"/>
      <text:p text:style-name="P3"><text:tab/><text:span text:style-name="T1">uniform_set_</text:span>property<text:span text:style-name="T1"> := \(p : set → bool) = ∀ s : p </text:span>{<text:span text:style-name="T1"> ∀ s’ : </text:span><text:span text:style-name="T4">powerset(s)</text:span><text:span text:style-name="T1"> { p(s’) } </text:span>}</text:p>
      <text:p text:style-name="P3"/>
      <text:p text:style-name="P3">Another form:</text:p>
      <text:p text:style-name="P3"/>
      <text:p text:style-name="P3"><text:tab/><text:span text:style-name="T1">uniform_set_</text:span>property<text:span text:style-name="T1"> := \(p : set → bool) = ∀ s : </text:span>set<text:span text:style-name="T1"> </text:span>{<text:span text:style-name="T1"> ∀ s’ : </text:span>set <text:span text:style-name="T1">{ </text:span>p(s) ∧ s’ ⊆ s → <text:span text:style-name="T1">p(s’) } </text:span>}</text:p>
      <text:p text:style-name="P3"/>
      <text:p text:style-name="P3">When a set `s` satisfies the property `p` one can write:</text:p>
      <text:p text:style-name="P3"/>
      <text:p text:style-name="P3"><text:tab/>s : p</text:p>
      <text:p text:style-name="P3"/>
      <text:p text:style-name="P5">Which is the same as:</text:p>
      <text:p text:style-name="P5"/>
      <text:p text:style-name="P5"><text:tab/>s : [p] true</text:p>
      <text:p text:style-name="P3"/>
      <text:p text:style-name="P3">A general example of uniform property is any statement said <text:span text:style-name="T5">for</text:span> all members in a set <text:span text:style-name="T6">that only depends on that specific member</text:span>. <text:span text:style-name="T5">For example, when all members of a set are blue, determined by an `all_blue` function, then no matter how we remove members, the set of the remaining members will only contain blue members. It is a uniform set property:</text:span></text:p>
      <text:p text:style-name="P4"/>
      <text:p text:style-name="P4"><text:tab/><text:span text:style-name="T5">all_blue : uniform_set_property</text:span></text:p>
      <text:p text:style-name="P4"/>
      <text:p text:style-name="P3"><text:tab/><text:span text:style-name="T5">all_blue := \(s : set) = </text:span>∀ m : s { <text:span text:style-name="T5">blue(m) }</text:span></text:p>
      <text:p text:style-name="P3"/>
      <text:p text:style-name="P5">Another example from geometry: The set of all points on a straight line has zero distance to the straight line. If we construct new lines from <text:span text:style-name="T6">a sub-set of these points, then all the new lines will lie on the same straight line. This is kind of trivial.</text:span></text:p>
      <text:p text:style-name="P5"/>
      <text:p text:style-name="P6">There are non-trivial cases too: If every person in a city has two siblings living in the same city, then this is NOT a uniform set property since the city must contain at least 3 people. On the other hand, if every person in a city is unique in some way, then it is a uniform set proper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1:55:20.012335000</meta:creation-date>
    <dc:date>2018-08-24T12:36:51.874177000</dc:date>
    <meta:editing-duration>P0D</meta:editing-duration>
    <meta:editing-cycles>1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353" meta:character-count="1787" meta:non-whitespace-character-count="1444"/>
  </office:meta>
</office:document-meta>
</file>